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Verdana" svg:font-family="Verdana, Geneva, Tahoma, Arial, Helvetica, sans-serif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color="#000000" style:font-name="Abyssinica SIL" fo:font-size="10pt" fo:font-weight="normal" style:font-size-asian="10pt" style:font-weight-asian="normal" style:font-size-complex="10pt" style:font-weight-complex="normal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color="#000000" style:font-name="Abyssinica SIL" fo:font-size="10pt" fo:font-weight="normal" officeooo:paragraph-rsid="001d04df" style:font-size-asian="10pt" style:font-weight-asian="normal" style:font-size-complex="10pt" style:font-weight-complex="normal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color="#000000" style:font-name="Abyssinica SIL" fo:font-size="10pt" fo:font-weight="normal" officeooo:rsid="001d04df" officeooo:paragraph-rsid="001d04df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color="#000000" style:font-name="Abyssinica SIL" fo:font-size="10pt" fo:font-weight="normal" officeooo:rsid="001e4d5e" officeooo:paragraph-rsid="001e4d5e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color="#000000" style:font-name="Abyssinica SIL" fo:font-size="10pt" fo:font-weight="normal" officeooo:rsid="001f742c" officeooo:paragraph-rsid="001f742c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color="#000000" style:font-name="Abyssinica SIL" fo:font-size="10pt" fo:font-weight="normal" officeooo:rsid="0021023c" officeooo:paragraph-rsid="0021023c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color="#000000" style:font-name="Abyssinica SIL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left="0cm" fo:margin-right="0cm" style:line-height-at-least="0.635cm" fo:text-align="justify" style:justify-single-word="false" fo:orphans="2" fo:widows="2" fo:text-indent="0cm" style:auto-text-indent="false" fo:padding="0cm" fo:border="none"/>
      <style:text-properties fo:color="#000000" style:font-name="Abyssinica SIL" fo:font-size="10pt" style:text-underline-style="none" fo:font-weight="normal" officeooo:rsid="001e4d5e" officeooo:paragraph-rsid="001e4d5e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fo:color="#555555" style:font-name="Arial" fo:font-size="10.5pt" fo:letter-spacing="normal" fo:font-style="normal"/>
    </style:style>
    <style:style style:name="T2" style:family="text">
      <style:text-properties fo:font-variant="normal" fo:text-transform="none" fo:color="#555555" style:font-name="Arial" fo:font-size="10.5pt" fo:letter-spacing="normal" fo:font-style="normal" officeooo:rsid="001f742c"/>
    </style:style>
    <style:style style:name="T3" style:family="text">
      <style:text-properties fo:font-variant="normal" fo:text-transform="none" fo:color="#555555" style:font-name="Arial" fo:font-size="10.5pt" fo:letter-spacing="normal" fo:font-style="normal" officeooo:rsid="0021023c"/>
    </style:style>
    <style:style style:name="T4" style:family="text">
      <style:text-properties fo:font-variant="normal" fo:text-transform="none" fo:color="#555555" fo:font-size="10.5pt" fo:letter-spacing="normal" fo:font-style="normal"/>
    </style:style>
    <style:style style:name="T5" style:family="text">
      <style:text-properties fo:font-variant="normal" fo:text-transform="none" fo:color="#555555" fo:font-size="10.5pt" fo:letter-spacing="normal" fo:font-style="normal" officeooo:rsid="001f742c"/>
    </style:style>
    <style:style style:name="T6" style:family="text">
      <style:text-properties fo:font-variant="normal" fo:text-transform="none" fo:color="#555555" fo:font-size="10.5pt" fo:letter-spacing="normal" fo:font-style="normal" officeooo:rsid="0021023c"/>
    </style:style>
    <style:style style:name="T7" style:family="text">
      <style:text-properties fo:font-variant="normal" fo:text-transform="none" fo:color="#555555" fo:letter-spacing="normal" fo:font-style="normal"/>
    </style:style>
    <style:style style:name="T8" style:family="text">
      <style:text-properties fo:font-variant="normal" fo:text-transform="none" fo:color="#555555" fo:letter-spacing="normal" fo:font-style="normal" officeooo:rsid="001f742c"/>
    </style:style>
    <style:style style:name="T9" style:family="text">
      <style:text-properties fo:font-variant="normal" fo:text-transform="none" fo:color="#555555" fo:letter-spacing="normal" fo:font-style="normal" officeooo:rsid="0021023c"/>
    </style:style>
    <style:style style:name="T10" style:family="text">
      <style:text-properties fo:font-variant="normal" fo:text-transform="none" fo:font-size="10.5pt" fo:letter-spacing="normal" fo:font-style="normal" style:font-size-asian="10.5pt" style:font-size-complex="10.5pt"/>
    </style:style>
    <style:style style:name="T11" style:family="text">
      <style:text-properties fo:font-variant="normal" fo:text-transform="none" fo:letter-spacing="normal" fo:font-style="normal"/>
    </style:style>
    <style:style style:name="T12" style:family="text">
      <style:text-properties fo:font-variant="normal" fo:text-transform="none" fo:letter-spacing="normal" fo:font-style="normal" officeooo:rsid="001b6671"/>
    </style:style>
    <style:style style:name="T13" style:family="text">
      <style:text-properties fo:font-variant="normal" fo:text-transform="none" fo:letter-spacing="normal" fo:font-style="normal" officeooo:rsid="001d04df"/>
    </style:style>
    <style:style style:name="T14" style:family="text">
      <style:text-properties fo:font-variant="normal" fo:text-transform="none" fo:letter-spacing="normal" fo:font-style="normal" officeooo:rsid="001e4d5e"/>
    </style:style>
    <style:style style:name="T15" style:family="text">
      <style:text-properties fo:font-variant="normal" fo:text-transform="none" fo:letter-spacing="normal" fo:font-style="normal" officeooo:rsid="001f742c"/>
    </style:style>
    <style:style style:name="T16" style:family="text">
      <style:text-properties fo:font-variant="normal" fo:text-transform="none" fo:letter-spacing="normal" fo:font-style="normal" officeooo:rsid="0021023c"/>
    </style:style>
    <style:style style:name="T17" style:family="text">
      <style:text-properties fo:font-variant="normal" fo:text-transform="none" fo:color="#000000" style:text-line-through-style="none" style:text-line-through-type="none" style:font-name="Abyssinica SIL" fo:font-size="10pt" fo:letter-spacing="normal" fo:font-style="normal" style:text-underline-style="none" fo:font-weight="normal" officeooo:rsid="001d04df" style:text-blinking="false" style:font-size-asian="10pt" style:font-weight-asian="normal" style:font-size-complex="10pt" style:font-weight-complex="normal" fo:padding="0cm" fo:border="none"/>
    </style:style>
    <style:style style:name="T18" style:family="text">
      <style:text-properties fo:font-variant="normal" fo:text-transform="none" fo:color="#000000" style:text-line-through-style="none" style:text-line-through-type="none" style:font-name="Abyssinica SIL" fo:font-size="10pt" fo:letter-spacing="normal" fo:font-style="normal" style:text-underline-style="none" fo:font-weight="normal" style:text-blinking="false" style:font-size-asian="10pt" style:font-weight-asian="normal" style:font-size-complex="10pt" style:font-weight-complex="normal" fo:padding="0cm" fo:border="none"/>
    </style:style>
    <style:style style:name="T19" style:family="text">
      <style:text-properties fo:font-variant="normal" fo:text-transform="none" fo:color="#000000" style:text-line-through-style="none" style:text-line-through-type="none" style:font-name="Abyssinica SIL" fo:font-size="10pt" fo:letter-spacing="normal" fo:font-style="normal" style:text-underline-style="none" fo:font-weight="normal" officeooo:rsid="001d04df" style:text-blinking="false" style:font-size-asian="10pt" style:font-style-asian="normal" style:font-weight-asian="normal" style:font-size-complex="10pt" style:font-style-complex="normal" style:font-weight-complex="normal" fo:padding="0cm" fo:border="none"/>
    </style:style>
    <style:style style:name="T20" style:family="text">
      <style:text-properties fo:font-variant="normal" fo:text-transform="none" fo:color="#000000" style:font-name="Abyssinica SIL" fo:font-size="10pt" fo:letter-spacing="normal" fo:font-style="normal" fo:font-weight="normal" style:font-size-asian="10pt" style:font-weight-asian="normal" style:font-size-complex="10pt" style:font-weight-complex="normal"/>
    </style:style>
    <style:style style:name="T21" style:family="text">
      <style:text-properties fo:font-variant="normal" fo:text-transform="none" fo:color="#000000" style:font-name="Abyssinica SIL" fo:font-size="10pt" fo:letter-spacing="normal" fo:font-style="normal" fo:font-weight="normal" officeooo:rsid="001d04df" style:font-size-asian="10pt" style:font-weight-asian="normal" style:font-size-complex="10pt" style:font-weight-complex="normal"/>
    </style:style>
    <style:style style:name="T22" style:family="text">
      <style:text-properties fo:font-variant="normal" fo:text-transform="none" style:text-line-through-style="none" style:text-line-through-type="none" fo:letter-spacing="normal" fo:font-style="normal" style:text-blinking="false" fo:padding="0cm" fo:border="none"/>
    </style:style>
    <style:style style:name="T23" style:family="text">
      <style:text-properties fo:font-size="10.5pt" style:font-size-asian="10.5pt" style:font-size-complex="10.5pt"/>
    </style:style>
    <style:style style:name="T24" style:family="text">
      <style:text-properties officeooo:rsid="001f74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1">1. Which of the following is not OOPS concept in Java?</text:span></text:p>
      <text:p text:style-name="P2"><text:span text:style-name="T11">a)Inheritance</text:span><text:line-break/><text:span text:style-name="T11">b)Encapsulation</text:span><text:line-break/><text:span text:style-name="T11">c)Polymorphism</text:span><text:line-break/><text:span text:style-name="T11">d)</text:span><text:span text:style-name="T12">Instantiation </text:span></text:p>
      <text:p text:style-name="P2"><text:span text:style-name="T11">Answer: (d)</text:span></text:p>
      <text:p text:style-name="P2"><text:span text:style-name="T11">2.Which component is responsible for converting byte code into machine specific code?</text:span><text:line-break/><text:span text:style-name="T11">a)JVM</text:span><text:line-break/><text:span text:style-name="T11">b)JDK</text:span><text:line-break/><text:span text:style-name="T11">c)JIT</text:span><text:line-break/><text:span text:style-name="T11">d)JRE</text:span></text:p>
      <text:p text:style-name="P2"><text:span text:style-name="T11">Answer: (a)</text:span></text:p>
      <text:p text:style-name="P2"><text:span text:style-name="T13">3</text:span><text:span text:style-name="T11">. Which component is responsible to optimise byte code to machine code?</text:span><text:line-break/><text:span text:style-name="T11">a)JVM</text:span><text:line-break/><text:span text:style-name="T11">b)JDK</text:span><text:line-break/><text:span text:style-name="T11">c)JIT</text:span><text:line-break/><text:span text:style-name="T11">d) JRE</text:span></text:p>
      <text:p text:style-name="P2"><text:span text:style-name="T11">Answer: (c)</text:span></text:p>
      <text:p text:style-name="P2"><text:span text:style-name="T13">4</text:span><text:span text:style-name="T11">. JIT is system dependent.</text:span></text:p>
      <text:p text:style-name="P3"><text:span text:style-name="T11">a)True</text:span></text:p>
      <text:p text:style-name="P3"><text:span text:style-name="T11">b)False</text:span></text:p>
      <text:p text:style-name="P2"><text:span text:style-name="T11">Answer: (a)</text:span></text:p>
      <text:p text:style-name="P2"><text:span text:style-name="T11">5.Which statement is true about java?</text:span><text:line-break/><text:span text:style-name="T11">a)Platform independent programming language</text:span><text:line-break/><text:span text:style-name="T11">b)Platform dependent programming language</text:span><text:line-break/><text:span text:style-name="T11">c)Code dependent programming language</text:span><text:line-break/><text:span text:style-name="T11">d)Sequence dependent programming language</text:span></text:p>
      <text:p text:style-name="P2"><text:span text:style-name="T11">Answer: (a)</text:span></text:p>
      <text:p text:style-name="P2"><text:span text:style-name="T11">6. Which of the below is invalid indentifier with main method?</text:span><text:line-break/>a<text:span text:style-name="T11">) private</text:span><text:line-break/>b<text:span text:style-name="T11">) final</text:span></text:p>
      <text:p text:style-name="P2"><text:span text:style-name="T11">Answer: (a)</text:span></text:p>
      <text:p text:style-name="P1"><text:span text:style-name="T21">7.</text:span><text:span text:style-name="T20"> What is the default value of Object variable? <text:s text:c="48"/></text:span><text:span text:style-name="T17">a)</text:span><text:a xlink:type="simple" xlink:href="javascript:void(0);"><text:span text:style-name="T19">undefined</text:span></text:a><text:span text:style-name="T18"> <text:s text:c="103"/></text:span><text:span text:style-name="T17">b)</text:span><text:a xlink:type="simple" xlink:href="javascript:void(0);">0</text:a><text:span text:style-name="T18"> <text:s text:c="104"/></text:span><text:span text:style-name="T17">c)</text:span><text:span text:style-name="T18">null <text:s text:c="100"/></text:span><text:span text:style-name="T17">d)</text:span><text:a xlink:type="simple" xlink:href="javascript:void(0);"><text:span text:style-name="T18"> not defined</text:span></text:a></text:p>
      <text:p text:style-name="P9"><text:span text:style-name="T22">Answer: (c)</text:span></text:p>
      <text:p text:style-name="P8"/>
      <text:p text:style-name="P8"><text:span text:style-name="T11"/></text:p>
      <text:p text:style-name="P2"><text:soft-page-break/><text:span text:style-name="T13">8</text:span><text:span text:style-name="T11">. Abstract class cannot have a constructor.</text:span><text:line-break/><text:span text:style-name="T11">a) True</text:span><text:line-break/><text:span text:style-name="T11">b) False</text:span></text:p>
      <text:p text:style-name="P2"><text:span text:style-name="T11">Answer: (b)</text:span></text:p>
      <text:p text:style-name="P2"><text:span text:style-name="T13">9</text:span><text:span text:style-name="T11">. What is true about protected constructor?</text:span><text:line-break/><text:span text:style-name="T11">a) Protected constructor can be called directly</text:span><text:line-break/><text:span text:style-name="T11">b) Protected constructor can only be called using super()</text:span><text:line-break/><text:span text:style-name="T11">c) Protected constructor can be used outside package</text:span><text:line-break/><text:span text:style-name="T11">d) protected constructor can be instantiated even if child is in a differnt package <text:s text:c="36"/></text:span><text:span text:style-name="T13">e) constructor cannot be protected, compile time error</text:span></text:p>
      <text:p text:style-name="P4"><text:span text:style-name="T11">Answer: (b)</text:span></text:p>
      <text:p text:style-name="P4"><text:span text:style-name="T14">10</text:span><text:span text:style-name="T11">. What is true about Class.getInstance()?</text:span><text:line-break/><text:span text:style-name="T11">a) Class.getInstance calls the constructor</text:span><text:line-break/><text:span text:style-name="T11">b) Class.getInstance is same as new operator</text:span><text:line-break/><text:span text:style-name="T11">c) Class.getInstance needs to have matching constructor</text:span><text:line-break/><text:span text:style-name="T11">d) Class.getInstance creates object if class does not have any constructor</text:span></text:p>
      <text:p text:style-name="P5"><text:span text:style-name="T11">Answer: (d)</text:span></text:p>
      <text:p text:style-name="P5"><text:span text:style-name="T15">11</text:span><text:span text:style-name="T11">. When does method overloading is determined?</text:span><text:line-break/><text:span text:style-name="T11">a) At run time</text:span><text:line-break/><text:span text:style-name="T11">b) At compile time</text:span><text:line-break/><text:span text:style-name="T24">c</text:span><text:span text:style-name="T11">) At execution t</text:span><text:span text:style-name="T15">i</text:span><text:span text:style-name="T11">me</text:span></text:p>
      <text:p text:style-name="P6"><text:span text:style-name="T11">Answer: (b)</text:span></text:p>
      <text:p text:style-name="P6"><text:span text:style-name="T11">12. Method overriding is combination of inheritance and polymorphism?</text:span><text:line-break/><text:span text:style-name="T11">a) True</text:span><text:line-break/><text:span text:style-name="T11">b) false</text:span></text:p>
      <text:p text:style-name="P6"><text:span text:style-name="T11">Answer: (a)</text:span></text:p>
      <text:p text:style-name="P6"><text:span text:style-name="T11">13. Which keyword is used by method to refer to the object that invoked it?</text:span><text:line-break/><text:span text:style-name="T11">a) import</text:span><text:line-break/><text:span text:style-name="T11">b) catch</text:span><text:line-break/><text:span text:style-name="T11">c) abstract</text:span><text:line-break/><text:span text:style-name="T11">d) this</text:span></text:p>
      <text:p text:style-name="P6"><text:span text:style-name="T11">Answer: (d)</text:span></text:p>
      <text:p text:style-name="P6"><text:span text:style-name="T11">14. Interfaces have constructors.</text:span></text:p>
      <text:p text:style-name="P6"><text:span text:style-name="T11">a)True<text:tab/><text:tab/><text:tab/><text:tab/><text:tab/><text:tab/><text:tab/><text:tab/><text:tab/><text:tab/><text:tab/> <text:s text:c="6"/><text:tab/> <text:s text:c="17"/>b)False</text:span></text:p>
      <text:p text:style-name="P6"><text:span text:style-name="T11">Answer: (b)</text:span></text:p>
      <text:p text:style-name="P6"/>
      <text:p text:style-name="P6"/>
      <text:p text:style-name="P6"/>
      <text:p text:style-name="P6"/>
      <text:p text:style-name="P6"><text:soft-page-break/><text:span text:style-name="T16">15</text:span><text:span text:style-name="T11">. Which operator is used by Java run time implementations to free the memory of an object when it is no longer needed?</text:span><text:line-break/><text:span text:style-name="T11">a) delete</text:span><text:line-break/><text:span text:style-name="T11">b) free</text:span><text:line-break/><text:span text:style-name="T11">c) new</text:span><text:line-break/><text:span text:style-name="T11">d) none of the mentioned</text:span></text:p>
      <text:p text:style-name="P2"><text:span text:style-name="T16">16</text:span><text:span text:style-name="T11">. Which function is used to perform some action when the object is to be destroyed?</text:span><text:line-break/><text:span text:style-name="T11">a) finalize()</text:span><text:line-break/><text:span text:style-name="T11">b) delete()</text:span><text:line-break/><text:span text:style-name="T11">c) main()</text:span><text:line-break/><text:span text:style-name="T11">d) none of the mentioned</text:span></text:p>
      <text:p text:style-name="P7"><text:span text:style-name="T11">Answer: (a)</text:span></text:p>
      <text:p text:style-name="P7"><text:span text:style-name="T11">17. Which of the following statements are incorrect?</text:span><text:line-break/><text:span text:style-name="T11">a) default constructor is called at the time of object declaration</text:span><text:line-break/><text:span text:style-name="T11">b) Constructor can be parameterized</text:span><text:line-break/><text:span text:style-name="T11">c) finalize() method is called when a object goes out of scope and is no longer needed</text:span><text:line-break/><text:span text:style-name="T11">d) finalize() method must be declared protected</text:span></text:p>
      <text:p text:style-name="P7"><text:span text:style-name="T13">A</text:span><text:span text:style-name="T11">nswer: (c)</text:span></text:p>
      <text:p text:style-name="P7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Verdana" svg:font-family="Verdana, Geneva, Tahoma, Arial, Helvetica, sans-serif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30T16:36:18.184638768</meta:creation-date>
    <dc:date>2018-06-30T17:32:52.469453565</dc:date>
    <meta:editing-duration>PT25M23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3" meta:paragraph-count="37" meta:word-count="409" meta:character-count="2955" meta:non-whitespace-character-count="2155"/>
  </office:meta>
</office:document-meta>
</file>